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ENGIFO REATEGUI, WILFRED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ORAL SAAVEDRA LEND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RENGIFO RABINES ROSA DE JESU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6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23607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20:40:5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